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Helvetica" fo:language="it" fo:country="IT" style:font-name-complex="Helvetica"/>
    </style:style>
    <style:style style:name="P3" style:family="paragraph" style:parent-style-name="Standard">
      <style:paragraph-properties fo:text-align="justify" style:justify-single-word="false"/>
      <style:text-properties style:font-name="Helvetica" fo:language="it" fo:country="IT" fo:font-weight="bold" style:font-weight-asian="bold" style:font-name-complex="Helvetica"/>
    </style:style>
    <style:style style:name="P4" style:family="paragraph" style:parent-style-name="Standard">
      <style:text-properties style:font-name="Helvetica" fo:language="it" fo:country="IT" fo:font-style="italic" style:font-style-asian="italic" style:font-name-complex="Helvetica"/>
    </style:style>
    <style:style style:name="P5" style:family="paragraph" style:parent-style-name="Standard">
      <style:paragraph-properties fo:text-align="justify" style:justify-single-word="false"/>
      <style:text-properties style:font-name="Helvetica" fo:language="it" fo:country="IT" fo:font-style="italic" style:font-style-asian="italic" style:font-name-complex="Helvetica"/>
    </style:style>
    <style:style style:name="P6" style:family="paragraph" style:parent-style-name="Standard" style:master-page-name="Standard">
      <style:paragraph-properties fo:margin-left="1.249cm" fo:margin-right="0cm" fo:text-align="center" style:justify-single-word="false" fo:text-indent="-1.249cm" style:auto-text-indent="false" style:page-number="auto"/>
      <style:text-properties style:font-name="Helvetica" fo:language="it" fo:country="IT" fo:font-weight="bold" style:font-weight-asian="bold" style:font-name-complex="Helvetica"/>
    </style:style>
    <style:style style:name="T1" style:family="text">
      <style:text-properties style:font-name="Helvetica" fo:language="it" fo:country="IT" style:font-name-complex="Helvetica"/>
    </style:style>
    <style:style style:name="T2" style:family="text">
      <style:text-properties style:font-name="Helvetica" fo:language="it" fo:country="IT" fo:font-style="italic" style:font-style-asian="italic" style:font-name-complex="Helveti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IMA PARTE</text:p>
      <text:p text:style-name="P2"/>
      <text:p text:style-name="P3">Capitolo 1</text:p>
      <text:p text:style-name="P2"/>
      <text:p text:style-name="P5">7 novembre 2012.</text:p>
      <text:p text:style-name="P4">Termoli. Italia. Europa meridionale.</text:p>
      <text:p text:style-name="P2"/>
      <text:p text:style-name="P5">Casa di Gianni Vincenzi. Ore 7.15.</text:p>
      <text:p text:style-name="P2"/>
      <text:p text:style-name="P2">Per fortuna stamattina ha smesso di piovere. Non mi andava di andare al lavoro in macchina con la pioggia di stanotte, i freni non rispondono più tanto bene e l’ultima riparazione sembra non aver affatto risolto il problema. Intanto, però, i 135 € per il disturbo quel ladro di un meccanico se li è presi lo stesso.</text:p>
      <text:p text:style-name="P2">Al diavolo, oggi mi sento di buonumore e non saranno certo i freni incerti della mia vecchia Ypsilon a rovinarmi la giornata... almeno spero!</text:p>
      <text:p text:style-name="P2"/>
      <text:p text:style-name="P2">Da quando ho cominciato a lavorare al Centro di Recupero per Persone Autistiche mi sento davvero un altro: quei ragazzi sono straordinari e mi fanno finalmente sentire vivo, utile alla società. </text:p>
      <text:p text:style-name="P2">Come direbbero quelli che parlano bene “sto facendo un’esperienza lavorativa che arricchisce il mio piano personale”. Peccato che il piano economico langua ancora irrimediabilmente.</text:p>
      <text:p text:style-name="P2">In questa fogna di Sud i datori di lavoro tirano fuori i soldi solo quando vogliono loro, con tutta la calma del mondo. Passano i mesi e magari poi ti pagano due o tre stipendi alla volta senza soluzione di continuità. E chi ci riesce a gestire un mutuo in queste condizioni? </text:p>
      <text:p text:style-name="P2">Per questo devo continuare ad andare al call center a fare quel lavoraccio deprimente e alienante. Purtroppo questo è l’unico modo di andare avanti per me e per migliaia di altri miei simili da ormai troppi anni.</text:p>
      <text:p text:style-name="P1"><text:span text:style-name="T1">Certo è tristissimo pensare che dopo anni di studi e specializzazioni sia costretto ancora ai contratti a termine da teleoperatore. Ma almeno io uno stipendio, penoso, lo porto a casa. Quanti altri amici laureati stanno facendo lavori anche peggiori, tutti ampiamente al di sotto delle loro competenze, quanti altri semplicemente non riescono a trovare assolutamente nulla e restano a casa mantenuti dalle famiglie di origine </text:span><text:span text:style-name="T2">sine die</text:span><text:span text:style-name="T1">. Quanta cultura, quanta professionalità marcisce tra le spire di questa economia di mercato ormai inesorabilmente ripiegata su stessa...</text:span></text:p>
      <text:p text:style-name="P2"/>
      <text:p text:style-name="P2">Soluzioni a tutto ciò? Tutte ovviamente peggio del male stesso!</text:p>
      <text:p text:style-name="P2">Proprio ieri hanno finalmente approvato la nuova legge sul lavoro, e in giro non ne parla nessuno. I sindacati ci dicono che sono misure dolorose ma necessarie in questo momento di crisi, mentre noi pecore ci facciamo portare dove vogliono loro.</text:p>
      <text:p text:style-name="P2">Il loro ‘progresso’ ci sta trasportando dritti dritti verso gli anni ’50... ma del XIX secolo! Piano piano ci adegueremo alle condizioni di lavoro cinesi e indiane, che poi sono quelle degli operai dei romanzi di Dickens. </text:p>
      <text:p text:style-name="P2">Comincio a credere seriamente che la crisi sia solo fumo negli occhi per riportarci indietro di 150 anni. </text:p>
      <text:p text:style-name="P2"/>
      <text:p text:style-name="P2">E tutti siamo colpevoli. Anch’io.</text:p>
      <text:p text:style-name="P2">Anch’io ho accettato contratti impossibili perché non c’era altro, anch’io ho abbassato la testa sempre. Anch’io sono sempre stato e continuo ad essere solo un’altra pecora del gregge.</text:p>
      <text:p text:style-name="P2"/>
      <text:p text:style-name="P2">Adesso c’è crisi per tutti, anche per chi ha un lavoro di merda come il mio: in azienda è <text:soft-page-break/>arrivata la mannaia della cassa integrazione, e tutti sappiamo già che si tratta solo dell’anticamera del licenziamento. </text:p>
      <text:p text:style-name="P2">Ma forse è meglio così, alla fine non me ne frega niente. Per adesso la cassa integrazione mi va benissimo, così almeno ho tutti i pomeriggi liberi e la mattina posso dedicarmi senza problemi ai ragazzi del Centro; peccato che lì siano tanto irregolari nei pagamenti sennò avrei già mandato amabilmente a quel paese cuffiette e microfono! </text:p>
      <text:p text:style-name="P2">Non che nel call center non ci sia un bell’ambiente: i colleghi sono amici, si ride e si scherza delle nostre disgrazie, si prova a non prendersi troppo sul serio, a vivere la vita con un sorriso, a non pensare a quanto sia angosciante il panorama lavorativo attorno a noi. </text:p>
      <text:p text:style-name="P2"/>
      <text:p text:style-name="P2">La cosa che odio di più di questo lavoro è essere insultato dai clienti. Li capisco, per carità: anch’io ricevo dalle trenta alle quaranta chiamate al giorno di sfigati come me che cercano di vendermi di tutto, forzati della vendita telefonica. </text:p>
      <text:p text:style-name="P2">Almeno noi abbiamo un buon fisso e facciamo solo indagini di mercato. </text:p>
      <text:p text:style-name="P2">Quelli che devono vendere e riscuotono a percentuale sono davvero dei disperati!</text:p>
      <text:p text:style-name="P2"/>
      <text:p text:style-name="P2">Ma che ci pensi a fare? Fino al 2013 non ci metterai più piede lì dentro, goditi questi tre mesi di ferie pagate dallo Stato, tanto non devi ancora mantenere una famiglia e con i ragazzi del Centro non ti annoi di certo. E poi vuoi mettere, non devi correre dall’altra parte della città a timbrare quel maledetto cartellino ogni pomeriggio. Benedetta cassa integrazione!</text:p>
      <text:p text:style-name="P2"/>
      <text:p text:style-name="P1"><text:span text:style-name="T1">Purtroppo anche il Centro è pieno di idioti, e non mi riferisco certo ai poveri pazienti. C’è quel gruppetto di infermieri trogloditi che sfottono i ragazzi: mi fanno rabbia, perché il loro comportamento sta diventando sempre più umiliante e fastidioso; davvero non capisco come gente che da tanti anni è in contatto continuo con questa realtà </text:span><text:span text:style-name="T2">diversa</text:span><text:span text:style-name="T1"> non riesca ad avere un animo più sensibile e più rispettoso. </text:span></text:p>
      <text:p text:style-name="P1"><text:span text:style-name="T1">Non sopporto soprattutto quello grosso, Ajello, che a più di quarant’anni sembra uscito da un’aula di quinta elementare: fa il pappagallo ai pazienti per metterli in ridicolo, li prende in giro e ride di gusto, e insieme a lui ridono anche i suoi colleghi </text:span><text:span text:style-name="T2">primati</text:span><text:span text:style-name="T1">. </text:span></text:p>
      <text:p text:style-name="P2">Giuro che gli romperei quel muso da scimmione, ma devo contenermi perché non posso permettermi di perdere il posto di lavoro.</text:p>
      <text:p text:style-name="P2">E poi Ajello è grosso!</text:p>
      <text:p text:style-name="P2"/>
      <text:p text:style-name="P2">Ma non ci pensare! Oggi 7 novembre 2012 è un bel giorno, Gianni! </text:p>
      <text:p text:style-name="P2">Te ne vai dai tuoi amici ‘timidi’, stai con loro la mattina; fai fare loro un po’ di terapia che, checché ne dicano in giro gli scettici, serve e come visti i progressi di molti di loro; alle due torni a casa, mangi, te ne stai per fatti tuoi, leggi un po’. C’è anche il mercoledì di Champions’ League, che vuoi di più dalla vita?</text:p>
      <text:p text:style-name="P2"/>
      <text:p text:style-name="P2">Però c’è una cosa che mi inquieta un po’. </text:p>
      <text:p text:style-name="P2">Sono due giorni che non riesco a non pensare a quello che fanno quattro dei ragazzi del Centro: Riccardo, Gino, Paolo e Giorgio si allontano dagli altri e si siedono davanti al finestrone che dà sul cortile sul retro e cominciano tutti e quattro a oscillare la testa ripetendo come in un coro asincrono “Mela rossa attraversa finestra”. </text:p>
      <text:p text:style-name="P2">È tutto terribilmente strano anche per gente molto strana come loro.</text:p>
      <text:p text:style-name="P2"/>
      <text:p text:style-name="P1"><text:span text:style-name="T1">“Mela rossa attraversa finestra”... che vorranno dire quei quattro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, 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rancesco Strazzullo </meta:initial-creator>
    <meta:creation-date>2014-05-06T21:06:56.29</meta:creation-date>
    <meta:document-statistic meta:table-count="0" meta:image-count="0" meta:object-count="0" meta:page-count="2" meta:paragraph-count="35" meta:word-count="1043" meta:character-count="6173"/>
    <dc:date>2014-05-06T21:07:23.53</dc:date>
    <dc:creator>Francesco Strazzullo </dc:creator>
    <meta:editing-duration>PT27S</meta:editing-duration>
    <meta:editing-cycles>1</meta:editing-cycles>
    <meta:generator>OpenOffice/4.1.0$Win32 OpenOffice.org_project/410m18$Build-9764</meta:generator>
  </office:meta>
</office:document-meta>
</file>